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5E0000009951311B15CD014219.png" manifest:media-type="image/png"/>
  <manifest:file-entry manifest:full-path="Pictures/10000201000001630000017B0DA817B3A941836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3cm, 3.171cm, 0.53cm, 3.295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25cm" svg:height="8.653cm" svg:x="1.619cm" svg:y="1.182cm">
          <draw:image xlink:href="Pictures/10000201000001630000017B0DA817B3A9418361.png" xlink:type="simple" xlink:show="embed" xlink:actuate="onLoad">
            <text:p/>
          </draw:image>
        </draw:frame>
        <draw:frame draw:style-name="gr2" draw:text-style-name="P1" draw:layer="layout" svg:width="9.259cm" svg:height="4.047cm" svg:x="4.989cm" svg:y="1.276cm">
          <draw:image xlink:href="Pictures/100002010000015E0000009951311B15CD0142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0:49:59.111539504</meta:creation-date>
    <dc:date>2017-06-07T10:51:16.123943652</dc:date>
    <meta:editing-duration>PT1M18S</meta:editing-duration>
    <meta:editing-cycles>1</meta:editing-cycles>
    <meta:generator>LibreOffice/5.3.1.2$Linux_x86 LibreOffice_project/e80a0e0fd1875e1696614d24c32df0f95f03deb2</meta:generator>
    <meta:document-statistic meta:object-count="2"/>
  </office:meta>
</office:document-meta>
</file>